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83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4b183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4b1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Percent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28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<text:s/>Alumnat </text:p>
          </table:table-cell>
          <table:covered-table-cell table:style-name="ce2"/>
          <table:table-cell table:style-name="ce6" office:value-type="string" calcext:value-type="string" table:number-columns-spanned="3" table:number-rows-spanned="1">
            <text:p>Pràctiques 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Exercicis 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Exàmens <text:s/>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Treball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Nota Final 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gnom </text:p>
          </table:table-cell>
          <table:table-cell table:style-name="ce6" office:value-type="string" calcext:value-type="string" table:number-columns-spanned="1" table:number-rows-spanned="2">
            <text:p><text:s/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 </text:p>
          </table:table-cell>
          <table:table-cell table:style-name="ce2" office:value-type="string" calcext:value-type="string">
            <text:p>A Classe </text:p>
          </table:table-cell>
          <table:covered-table-cell table:style-name="ce9"/>
          <table:table-cell table:number-columns-repeated="1009"/>
        </table:table-row>
        <table:table-row table:style-name="ro1">
          <table:table-cell/>
          <table:covered-table-cell table:style-name="ce4"/>
          <table:covered-table-cell table:style-name="ce7"/>
          <table:table-cell table:style-name="ce8" office:value-type="percentage" office:value="0.3" calcext:value-type="percentage" table:number-columns-spanned="3" table:number-rows-spanned="1">
            <text:p>30 %</text:p>
          </table:table-cell>
          <table:covered-table-cell table:number-columns-repeated="2" table:style-name="ce8"/>
          <table:table-cell table:style-name="ce8" office:value-type="percentage" office:value="0.1" calcext:value-type="percentage" table:number-columns-spanned="3" table:number-rows-spanned="1">
            <text:p>10 %</text:p>
          </table:table-cell>
          <table:covered-table-cell table:number-columns-repeated="2" table:style-name="ce8"/>
          <table:table-cell table:style-name="ce8" office:value-type="percentage" office:value="0.5" calcext:value-type="percentage" table:number-columns-spanned="3" table:number-rows-spanned="1">
            <text:p>50 %</text:p>
          </table:table-cell>
          <table:covered-table-cell table:number-columns-repeated="2" table:style-name="ce8"/>
          <table:table-cell table:style-name="ce8"/>
          <table:table-cell table:style-name="ce8" office:value-type="percentage" office:value="0.1" calcext:value-type="percentage">
            <text:p>10 %</text:p>
          </table:table-cell>
          <table:covered-table-cell table:style-name="ce7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zaroual </text:p>
          </table:table-cell>
          <table:table-cell table:style-name="ce5" office:value-type="string" calcext:value-type="string">
            <text:p>Anas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10" table:formula="of:=(([.D6]+[.E6]+[.F6])/3)*[.D5]+(([.G6]+[.H6]+[.I6])/3)*[.G5]+(([.J6]+[.K6]+[.L6])/3)*[.J5]+(([.M6]+[.N6])/2)*[.M5]" office:value-type="float" office:value="4.56666666666667" calcext:value-type="float">
            <text:p>4,6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Barber </text:p>
          </table:table-cell>
          <table:table-cell table:style-name="ce5" office:value-type="string" calcext:value-type="string">
            <text:p>Jordi 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0" table:formula="of:=(([.D7]+[.E7]+[.F7])/3)*[.D5]+(([.G7]+[.H7]+[.I7])/3)*[.G5]+(([.J7]+[.K7]+[.L7])/3)*[.J5]+(([.M7]+[.N7])/2)*[.M5]" office:value-type="float" office:value="4.9" calcext:value-type="float">
            <text:p>4,9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Barcelo </text:p>
          </table:table-cell>
          <table:table-cell table:style-name="ce5" office:value-type="string" calcext:value-type="string">
            <text:p>Hugo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(([.D8]+[.E8]+[.F8])/3)*[.D5]+(([.G8]+[.H8]+[.I8])/3)*[.G5]+(([.J8]+[.K8]+[.L8])/3)*[.J5]+(([.M8]+[.N8])/2)*[.M5]" office:value-type="float" office:value="5.03333333333333" calcext:value-type="float">
            <text:p>5,0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Barcelo </text:p>
          </table:table-cell>
          <table:table-cell table:style-name="ce5" office:value-type="string" calcext:value-type="string">
            <text:p>David 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(([.D9]+[.E9]+[.F9])/3)*[.D5]+(([.G9]+[.H9]+[.I9])/3)*[.G5]+(([.J9]+[.K9]+[.L9])/3)*[.J5]+(([.M9]+[.N9])/2)*[.M5]" office:value-type="float" office:value="5.5" calcext:value-type="float">
            <text:p>5,5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Franco </text:p>
          </table:table-cell>
          <table:table-cell table:style-name="ce5" office:value-type="string" calcext:value-type="string">
            <text:p>Ia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(([.D10]+[.E10]+[.F10])/3)*[.D5]+(([.G10]+[.H10]+[.I10])/3)*[.G5]+(([.J10]+[.K10]+[.L10])/3)*[.J5]+(([.M10]+[.N10])/2)*[.M5]" office:value-type="float" office:value="5.56666666666667" calcext:value-type="float">
            <text:p>5,6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Gutierrez</text:p>
          </table:table-cell>
          <table:table-cell table:style-name="ce5" office:value-type="string" calcext:value-type="string">
            <text:p>Claudia 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10" table:formula="of:=(([.D11]+[.E11]+[.F11])/3)*[.D5]+(([.G11]+[.H11]+[.I11])/3)*[.G5]+(([.J11]+[.K11]+[.L11])/3)*[.J5]+(([.M11]+[.N11])/2)*[.M5]" office:value-type="float" office:value="4.63333333333333" calcext:value-type="float">
            <text:p>4,6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artinez </text:p>
          </table:table-cell>
          <table:table-cell table:style-name="ce5" office:value-type="string" calcext:value-type="string">
            <text:p>Oscar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0" table:formula="of:=(([.D12]+[.E12]+[.F12])/3)*[.D5]+(([.G12]+[.H12]+[.I12])/3)*[.G5]+(([.J12]+[.K12]+[.L12])/3)*[.J5]+(([.M12]+[.N12])/2)*[.M5]" office:value-type="float" office:value="4.53333333333333" calcext:value-type="float">
            <text:p>4,5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Monjo </text:p>
          </table:table-cell>
          <table:table-cell table:style-name="ce5" office:value-type="string" calcext:value-type="string">
            <text:p>Joan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0" table:formula="of:=(([.D13]+[.E13]+[.F13])/3)*[.D5]+(([.G13]+[.H13]+[.I13])/3)*[.G5]+(([.J13]+[.K13]+[.L13])/3)*[.J5]+(([.M13]+[.N13])/2)*[.M5]" office:value-type="float" office:value="4.06666666666667" calcext:value-type="float">
            <text:p>4,1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Olives </text:p>
          </table:table-cell>
          <table:table-cell table:style-name="ce5" office:value-type="string" calcext:value-type="string">
            <text:p>Clara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(([.D14]+[.E14]+[.F14])/3)*[.D5]+(([.G14]+[.H14]+[.I14])/3)*[.G5]+(([.J14]+[.K14]+[.L14])/3)*[.J5]+(([.M14]+[.N14])/2)*[.M5]" office:value-type="float" office:value="4.5" calcext:value-type="float">
            <text:p>4,5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Palliser </text:p>
          </table:table-cell>
          <table:table-cell table:style-name="ce5" office:value-type="string" calcext:value-type="string">
            <text:p>Sergi 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0" table:formula="of:=(([.D15]+[.E15]+[.F15])/3)*[.D5]+(([.G15]+[.H15]+[.I15])/3)*[.G5]+(([.J15]+[.K15]+[.L15])/3)*[.J5]+(([.M15]+[.N15])/2)*[.M5]" office:value-type="float" office:value="3.96666666666667" calcext:value-type="float">
            <text:p>4,0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Pelegri </text:p>
          </table:table-cell>
          <table:table-cell table:style-name="ce5" office:value-type="string" calcext:value-type="string">
            <text:p>Paula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(([.D16]+[.E16]+[.F16])/3)*[.D5]+(([.G16]+[.H16]+[.I16])/3)*[.G5]+(([.J16]+[.K16]+[.L16])/3)*[.J5]+(([.M16]+[.N16])/2)*[.M5]" office:value-type="float" office:value="5.06666666666667" calcext:value-type="float">
            <text:p>5,1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Zapata </text:p>
          </table:table-cell>
          <table:table-cell table:style-name="ce5" office:value-type="string" calcext:value-type="string">
            <text:p>Xavier 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0" table:formula="of:=(([.D17]+[.E17]+[.F17])/3)*[.D5]+(([.G17]+[.H17]+[.I17])/3)*[.G5]+(([.J17]+[.K17]+[.L17])/3)*[.J5]+(([.M17]+[.N17])/2)*[.M5]" office:value-type="float" office:value="4.76666666666667" calcext:value-type="float">
            <text:p>4,8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Triay </text:p>
          </table:table-cell>
          <table:table-cell table:style-name="ce5" office:value-type="string" calcext:value-type="string">
            <text:p>Marc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0" table:formula="of:=(([.D18]+[.E18]+[.F18])/3)*[.D5]+(([.G18]+[.H18]+[.I18])/3)*[.G5]+(([.J18]+[.K18]+[.L18])/3)*[.J5]+(([.M18]+[.N18])/2)*[.M5]" office:value-type="float" office:value="4.96666666666667" calcext:value-type="float">
            <text:p>5,0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Riudavets</text:p>
          </table:table-cell>
          <table:table-cell table:style-name="ce5" office:value-type="string" calcext:value-type="string">
            <text:p>Josep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(([.D19]+[.E19]+[.F19])/3)*[.D5]+(([.G19]+[.H19]+[.I19])/3)*[.G5]+(([.J19]+[.K19]+[.L19])/3)*[.J5]+(([.M19]+[.N19])/2)*[.M5]" office:value-type="float" office:value="5.06666666666667" calcext:value-type="float">
            <text:p>5,1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Enrique </text:p>
          </table:table-cell>
          <table:table-cell table:style-name="ce5" office:value-type="string" calcext:value-type="string">
            <text:p>Fabrizi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10" table:formula="of:=(([.D20]+[.E20]+[.F20])/3)*[.D5]+(([.G20]+[.H20]+[.I20])/3)*[.G5]+(([.J20]+[.K20]+[.L20])/3)*[.J5]+(([.M20]+[.N20])/2)*[.M5]" office:value-type="float" office:value="5.73333333333333" calcext:value-type="float">
            <text:p>5,7 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">
      <number:number number:decimal-places="1" number:min-decimal-places="1" number:min-integer-digits="1"/>
      <number:text> </number:text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dc:creator>cicles</dc:creator>
    <meta:creation-date>2024-01-15T12:19:00</meta:creation-date>
    <dc:date>2024-01-16T12:14:34</dc:date>
    <meta:generator>LibreOffice/7.3.7.2$Linux_X86_64 LibreOffice_project/30$Build-2</meta:generator>
    <meta:document-statistic meta:table-count="1" meta:cell-count="234" meta:object-count="0"/>
    <meta:user-defined meta:name="ICV"/>
    <meta:user-defined meta:name="KSOProductBuildVer">1033-11.1.0.11711</meta:user-defined>
  </office:meta>
</office:document-meta>
</file>